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4940" officeooo:paragraph-rsid="00194940"/>
    </style:style>
    <style:style style:name="P2" style:family="paragraph" style:parent-style-name="Standard">
      <style:text-properties officeooo:rsid="00194940" officeooo:paragraph-rsid="001a26f4"/>
    </style:style>
    <style:style style:name="P3" style:family="paragraph" style:parent-style-name="Standard">
      <style:text-properties officeooo:rsid="00194940" officeooo:paragraph-rsid="001ea4f7"/>
    </style:style>
    <style:style style:name="P4" style:family="paragraph" style:parent-style-name="Standard">
      <style:text-properties fo:font-weight="bold" officeooo:rsid="00194940" officeooo:paragraph-rsid="00194940" style:font-weight-asian="bold" style:font-weight-complex="bold"/>
    </style:style>
    <style:style style:name="P5" style:family="paragraph" style:parent-style-name="Standard">
      <style:text-properties officeooo:paragraph-rsid="00194940"/>
    </style:style>
    <style:style style:name="P6" style:family="paragraph" style:parent-style-name="Standard" style:list-style-name="L2">
      <style:text-properties officeooo:rsid="001c348b" officeooo:paragraph-rsid="001c348b"/>
    </style:style>
    <style:style style:name="P7" style:family="paragraph" style:parent-style-name="Standard" style:list-style-name="L2">
      <style:text-properties officeooo:rsid="001c348b" officeooo:paragraph-rsid="001d7d04"/>
    </style:style>
    <style:style style:name="P8" style:family="paragraph" style:parent-style-name="Standard" style:list-style-name="L2">
      <style:text-properties officeooo:rsid="001c348b" officeooo:paragraph-rsid="001efdf8"/>
    </style:style>
    <style:style style:name="P9" style:family="paragraph" style:parent-style-name="Standard" style:list-style-name="L2">
      <style:text-properties officeooo:rsid="001c348b" officeooo:paragraph-rsid="00208991"/>
    </style:style>
    <style:style style:name="P10" style:family="paragraph" style:parent-style-name="Standard" style:list-style-name="L4">
      <style:text-properties officeooo:rsid="001c348b" officeooo:paragraph-rsid="00208991"/>
    </style:style>
    <style:style style:name="P11" style:family="paragraph" style:parent-style-name="Standard" style:list-style-name="L1">
      <style:text-properties officeooo:paragraph-rsid="001c348b"/>
    </style:style>
    <style:style style:name="P12" style:family="paragraph" style:parent-style-name="Standard" style:list-style-name="L2">
      <style:text-properties officeooo:paragraph-rsid="001c348b"/>
    </style:style>
    <style:style style:name="P13" style:family="paragraph" style:parent-style-name="Standard" style:list-style-name="L2">
      <style:text-properties officeooo:paragraph-rsid="001d7d04"/>
    </style:style>
    <style:style style:name="P14" style:family="paragraph" style:parent-style-name="Standard" style:list-style-name="L2">
      <style:text-properties officeooo:paragraph-rsid="00208991"/>
    </style:style>
    <style:style style:name="P15" style:family="paragraph" style:parent-style-name="Standard" style:list-style-name="L2">
      <style:text-properties officeooo:rsid="001d7d04" officeooo:paragraph-rsid="001d7d04"/>
    </style:style>
    <style:style style:name="P16" style:family="paragraph" style:parent-style-name="Standard" style:list-style-name="L2">
      <style:text-properties officeooo:rsid="001d7d04" officeooo:paragraph-rsid="001efdf8"/>
    </style:style>
    <style:style style:name="P17" style:family="paragraph" style:parent-style-name="Standard" style:list-style-name="L2">
      <style:text-properties officeooo:rsid="001d7d04" officeooo:paragraph-rsid="00208991"/>
    </style:style>
    <style:style style:name="P18" style:family="paragraph" style:parent-style-name="Standard">
      <style:text-properties officeooo:rsid="001d7d04" officeooo:paragraph-rsid="001d7d04"/>
    </style:style>
    <style:style style:name="P19" style:family="paragraph" style:parent-style-name="Standard">
      <style:text-properties officeooo:paragraph-rsid="001d7d04"/>
    </style:style>
    <style:style style:name="P20" style:family="paragraph" style:parent-style-name="Standard">
      <style:text-properties officeooo:rsid="001ea4f7" officeooo:paragraph-rsid="001ea4f7"/>
    </style:style>
    <style:style style:name="P21" style:family="paragraph" style:parent-style-name="Standard" style:list-style-name="L3">
      <style:text-properties officeooo:rsid="001ea4f7" officeooo:paragraph-rsid="001ea4f7"/>
    </style:style>
    <style:style style:name="P22" style:family="paragraph" style:parent-style-name="Standard" style:list-style-name="L3">
      <style:text-properties officeooo:paragraph-rsid="001ea4f7"/>
    </style:style>
    <style:style style:name="P23" style:family="paragraph" style:parent-style-name="Standard" style:list-style-name="L2">
      <style:text-properties officeooo:rsid="001efdf8" officeooo:paragraph-rsid="001efdf8"/>
    </style:style>
    <style:style style:name="P24" style:family="paragraph" style:parent-style-name="Standard">
      <style:text-properties officeooo:rsid="001efdf8" officeooo:paragraph-rsid="001efdf8"/>
    </style:style>
    <style:style style:name="P25" style:family="paragraph" style:parent-style-name="Standard">
      <style:text-properties officeooo:rsid="00208991" officeooo:paragraph-rsid="00208991"/>
    </style:style>
    <style:style style:name="P26" style:family="paragraph" style:parent-style-name="Standard" style:list-style-name="L2">
      <style:text-properties officeooo:rsid="00208991" officeooo:paragraph-rsid="00208991"/>
    </style:style>
    <style:style style:name="P27" style:family="paragraph" style:parent-style-name="Standard" style:list-style-name="L4">
      <style:text-properties officeooo:rsid="00208991" officeooo:paragraph-rsid="00208991"/>
    </style:style>
    <style:style style:name="P28" style:family="paragraph" style:parent-style-name="Standard" style:list-style-name="L4">
      <style:text-properties officeooo:paragraph-rsid="00208991"/>
    </style:style>
    <style:style style:name="P29" style:family="paragraph" style:parent-style-name="Standard" style:list-style-name="L4">
      <style:text-properties officeooo:rsid="0021b431" officeooo:paragraph-rsid="0021b431"/>
    </style:style>
    <style:style style:name="T1" style:family="text">
      <style:text-properties officeooo:rsid="00194940"/>
    </style:style>
    <style:style style:name="T2" style:family="text">
      <style:text-properties officeooo:rsid="001a26f4"/>
    </style:style>
    <style:style style:name="T3" style:family="text">
      <style:text-properties officeooo:rsid="001a7203"/>
    </style:style>
    <style:style style:name="T4" style:family="text">
      <style:text-properties officeooo:rsid="001c348b"/>
    </style:style>
    <style:style style:name="T5" style:family="text">
      <style:text-properties officeooo:rsid="001d7d04"/>
    </style:style>
    <style:style style:name="T6" style:family="text">
      <style:text-properties officeooo:rsid="001ea4f7"/>
    </style:style>
    <style:style style:name="T7" style:family="text">
      <style:text-properties officeooo:rsid="001efdf8"/>
    </style:style>
    <style:style style:name="T8" style:family="text">
      <style:text-properties officeooo:rsid="002089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gion-specific random encounters</text:p>
      <text:p text:style-name="P1"/>
      <text:p text:style-name="P1">Monsters:</text:p>
      <text:p text:style-name="P1">- Ironlanders, majority of encounters</text:p>
      <text:p text:style-name="P1">– Broken, not found on barrier islands (they can’t be assumed to have ships)</text:p>
      <text:p text:style-name="P1">– Common folk: most ironlanders are these</text:p>
      <text:p text:style-name="P1">– Hunters: not on the barrier islands or jagged coast. Common in the forrests</text:p>
      <text:p text:style-name="P1">– Mystic: uncommon wherever Ironlanders are</text:p>
      <text:p text:style-name="P1">– Raiders: common wherever Ironlanders are, but particularly on the roads between settlements</text:p>
      <text:p text:style-name="P1">– Warriors: uncommon wherever Ironlanders are</text:p>
      <text:p text:style-name="P1"/>
      <text:p text:style-name="P1">- Firstborn</text:p>
      <text:p text:style-name="P1">– Elves: common in the forests, as are gaunts</text:p>
      <text:p text:style-name="P1">– <text:span text:style-name="T2">Giants, in the tempest hills and veiled mountains</text:span></text:p>
      <text:p text:style-name="P1">– <text:span text:style-name="T2">Primordials, are to be found in every region, but are specific to that region</text:span></text:p>
      <text:p text:style-name="P1">– <text:span text:style-name="T2">Trolls: Flooded Land, Hinterlands, Havens. Shy creatures, chance to not interact</text:span></text:p>
      <text:p text:style-name="P1">– <text:span text:style-name="T2">Varou: Deep Wilds, Hinterlands</text:span></text:p>
      <text:p text:style-name="P1"/>
      <text:p text:style-name="P1">- <text:span text:style-name="T2">Animals</text:span></text:p>
      <text:p text:style-name="P2">– <text:span text:style-name="T2">Silver bears: Veiled Mountains</text:span></text:p>
      <text:p text:style-name="P2">– <text:span text:style-name="T2">Ash bears: all woodlands</text:span></text:p>
      <text:p text:style-name="P1">– <text:span text:style-name="T2">Boar: common on the mainland</text:span></text:p>
      <text:p text:style-name="P1">– <text:span text:style-name="T2">Gaunt: Deep wilds, Hinterlands, with elves sometimes</text:span></text:p>
      <text:p text:style-name="P1">– <text:span text:style-name="T2">Marsh rat: Flooded lands, Hinterlands, Deep wilds</text:span></text:p>
      <text:p text:style-name="P1">– <text:span text:style-name="T2">Wolves: common outside settlements on the mainland, shy creatures</text:span></text:p>
      <text:p text:style-name="P1"/>
      <text:p text:style-name="P1">- <text:span text:style-name="T2">Beasts</text:span></text:p>
      <text:p text:style-name="P1">– <text:span text:style-name="T2">Basilisks: Flooded lands</text:span></text:p>
      <text:p text:style-name="P1">– <text:span text:style-name="T2">Elder beasts: massive kin of boars, bears and wolves (to be found where they are)</text:span></text:p>
      <text:p text:style-name="P1">– <text:span text:style-name="T3">Spiders: all woodlands</text:span></text:p>
      <text:p text:style-name="P1">– <text:span text:style-name="T3">Leviathan: barrier islands</text:span></text:p>
      <text:p text:style-name="P1">– <text:span text:style-name="T3">Mammoth: tempest hills, shy creature</text:span></text:p>
      <text:p text:style-name="P1">– <text:span text:style-name="T3">Tawny wyverns: Barrier Islands, jagged coast</text:span></text:p>
      <text:p text:style-name="P1">– <text:span text:style-name="T3">Verdant Wyverns: all forests</text:span></text:p>
      <text:p text:style-name="P1">– <text:span text:style-name="T3">Iron Wyverns: tempest hills, veiled mountains</text:span></text:p>
      <text:p text:style-name="P1"/>
      <text:p text:style-name="P1">- <text:span text:style-name="T3">Horrors</text:span></text:p>
      <text:p text:style-name="P1">– <text:span text:style-name="T3">Bonewalker: found wherever Ironlanders are found</text:span></text:p>
      <text:p text:style-name="P1">– <text:span text:style-name="T3">Chimera: found anywhere</text:span></text:p>
      <text:p text:style-name="P1">– <text:span text:style-name="T3">Frostbound: shattered wastes, veiled mountains</text:span></text:p>
      <text:p text:style-name="P1">– <text:span text:style-name="T3">Haunts: found everywhere</text:span></text:p>
      <text:p text:style-name="P1">– <text:span text:style-name="T3">Hollow: found anywhere elves are found</text:span></text:p>
      <text:p text:style-name="P1">– <text:span text:style-name="T3">Iron revenant: found everywhere</text:span></text:p>
      <text:p text:style-name="P1">– <text:span text:style-name="T3">Sodden: found near bodies of water</text:span></text:p>
      <text:p text:style-name="P1"/>
      <text:p text:style-name="P1">Regions:</text:p>
      <text:p text:style-name="P5"><text:span text:style-name="T1">– Within settlements:</text:span></text:p>
      <text:list xml:id="list4260848843" text:style-name="L1">
        <text:list-item>
          <text:p text:style-name="P11">Common folk 70%</text:p>
        </text:list-item>
        <text:list-item>
          <text:p text:style-name="P11"><text:span text:style-name="T4">Mystics 5%</text:span></text:p>
        </text:list-item>
        <text:list-item>
          <text:p text:style-name="P11"><text:span text:style-name="T4">Raiders 15%</text:span></text:p>
        </text:list-item>
        <text:list-item>
          <text:p text:style-name="P11"><text:span text:style-name="T4">Warriors 10%</text:span></text:p>
        </text:list-item>
      </text:list>
      <text:p text:style-name="P1"/>
      <text:p text:style-name="P1"><text:soft-page-break/>– <text:span text:style-name="T4">Barrier islands:</text:span></text:p>
      <text:list xml:id="list1989397020" text:style-name="L2">
        <text:list-item>
          <text:p text:style-name="P6">Common folk (Ironlander)</text:p>
        </text:list-item>
        <text:list-item>
          <text:p text:style-name="P6">Mystic (Ironlander)</text:p>
        </text:list-item>
        <text:list-item>
          <text:p text:style-name="P6">Raider (Ironlander)</text:p>
        </text:list-item>
        <text:list-item>
          <text:p text:style-name="P6">Warrior (Ironlander)</text:p>
        </text:list-item>
        <text:list-item>
          <text:p text:style-name="P12"><text:span text:style-name="T4">Leviathan (Beast)</text:span></text:p>
        </text:list-item>
        <text:list-item>
          <text:p text:style-name="P6">Tawny Wyvern (Beast)</text:p>
        </text:list-item>
        <text:list-item>
          <text:p text:style-name="P6">Bonewalker (Horror)</text:p>
        </text:list-item>
        <text:list-item>
          <text:p text:style-name="P13"><text:span text:style-name="T5">Chimera</text:span><text:span text:style-name="T4"> (Horror)</text:span></text:p>
        </text:list-item>
        <text:list-item>
          <text:p text:style-name="P15">Haunt (Horror)</text:p>
        </text:list-item>
        <text:list-item>
          <text:p text:style-name="P15">Iron Revenant (Horror)</text:p>
        </text:list-item>
        <text:list-item>
          <text:p text:style-name="P15">Sodden (Horror) most common horror</text:p>
        </text:list-item>
        <text:list-item>
          <text:p text:style-name="P15">Sea primordial (Firstborn)</text:p>
        </text:list-item>
      </text:list>
      <text:p text:style-name="P18"/>
      <text:p text:style-name="P19"><text:span text:style-name="T1">– </text:span><text:span text:style-name="T5">Ragged coast</text:span><text:span text:style-name="T4">:</text:span></text:p>
      <text:list xml:id="list225618143414835" text:continue-numbering="true" text:style-name="L2">
        <text:list-item>
          <text:p text:style-name="P7">Common folk (Ironlander)</text:p>
        </text:list-item>
        <text:list-item>
          <text:p text:style-name="P7">Mystic (Ironlander)</text:p>
        </text:list-item>
        <text:list-item>
          <text:p text:style-name="P7">Raider (Ironlander)</text:p>
        </text:list-item>
        <text:list-item>
          <text:p text:style-name="P7">Warrior (Ironlander)</text:p>
        </text:list-item>
        <text:list-item>
          <text:p text:style-name="P15">Broken (Ironlander)</text:p>
        </text:list-item>
        <text:list-item>
          <text:p text:style-name="P15">Wolf (Animal)</text:p>
        </text:list-item>
        <text:list-item>
          <text:p text:style-name="P15">Boar (Animal)</text:p>
        </text:list-item>
        <text:list-item>
          <text:p text:style-name="P7">Tawny Wyvern (Beast)</text:p>
        </text:list-item>
        <text:list-item>
          <text:p text:style-name="P7">Bonewalker (Horror)</text:p>
        </text:list-item>
        <text:list-item>
          <text:p text:style-name="P13"><text:span text:style-name="T5">Chimera</text:span><text:span text:style-name="T4"> (Horror)</text:span></text:p>
        </text:list-item>
        <text:list-item>
          <text:p text:style-name="P15">Haunt (Horror)</text:p>
        </text:list-item>
        <text:list-item>
          <text:p text:style-name="P15">Iron Revenant (Horror)</text:p>
        </text:list-item>
        <text:list-item>
          <text:p text:style-name="P15">Sodden (Horror)</text:p>
        </text:list-item>
        <text:list-item>
          <text:p text:style-name="P13"><text:span text:style-name="T5">Sea </text:span><text:span text:style-name="T6">P</text:span><text:span text:style-name="T5">rimordial (Firstborn)</text:span></text:p>
        </text:list-item>
      </text:list>
      <text:p text:style-name="P18"/>
      <text:p text:style-name="P20">– Deep wilds</text:p>
      <text:list xml:id="list2166778820" text:style-name="L3">
        <text:list-item>
          <text:p text:style-name="P22"><text:span text:style-name="T1">Broken </text:span><text:span text:style-name="T6">(Ironlander)</text:span></text:p>
        </text:list-item>
        <text:list-item>
          <text:p text:style-name="P22"><text:span text:style-name="T1">Hunters </text:span><text:span text:style-name="T6">(Ironlander)</text:span></text:p>
        </text:list-item>
        <text:list-item>
          <text:p text:style-name="P22"><text:span text:style-name="T1">Mystic </text:span><text:span text:style-name="T6">(Ironlander)</text:span></text:p>
        </text:list-item>
        <text:list-item>
          <text:p text:style-name="P22"><text:span text:style-name="T1">Raider </text:span><text:span text:style-name="T6">(Ironlander)</text:span></text:p>
        </text:list-item>
        <text:list-item>
          <text:p text:style-name="P22"><text:span text:style-name="T1">Warrior </text:span><text:span text:style-name="T6">(Ironlander)</text:span></text:p>
        </text:list-item>
        <text:list-item>
          <text:p text:style-name="P21">Elf (Firstborn)</text:p>
        </text:list-item>
        <text:list-item>
          <text:p text:style-name="P21">Wood primordial (Firstborn)</text:p>
        </text:list-item>
        <text:list-item>
          <text:p text:style-name="P21">Varou (Firstborn)</text:p>
        </text:list-item>
        <text:list-item>
          <text:p text:style-name="P22"><text:span text:style-name="T6">Ash Bear (Animal)</text:span></text:p>
        </text:list-item>
        <text:list-item>
          <text:p text:style-name="P21">Boar (Animal)</text:p>
        </text:list-item>
        <text:list-item>
          <text:p text:style-name="P21">Gaunt (Animal)</text:p>
        </text:list-item>
        <text:list-item>
          <text:p text:style-name="P21">Marsh Rat (Animal)</text:p>
        </text:list-item>
        <text:list-item>
          <text:p text:style-name="P21">Wolf (Animal)</text:p>
        </text:list-item>
        <text:list-item>
          <text:p text:style-name="P21">Elder Beast (Beast)</text:p>
        </text:list-item>
        <text:list-item>
          <text:p text:style-name="P21">Spider (Beast)</text:p>
        </text:list-item>
        <text:list-item>
          <text:p text:style-name="P21">Verdant Wyvern (Beast)</text:p>
        </text:list-item>
        <text:list-item>
          <text:p text:style-name="P21">Bonewalker (Horror)</text:p>
        </text:list-item>
        <text:list-item>
          <text:p text:style-name="P21">Chimera (Horror)</text:p>
        </text:list-item>
        <text:list-item>
          <text:p text:style-name="P21">Haunt (Horror)</text:p>
        </text:list-item>
        <text:list-item>
          <text:p text:style-name="P21">Hollow (Horror)</text:p>
        </text:list-item>
        <text:list-item>
          <text:p text:style-name="P21">Iron Revenant (Horror)</text:p>
        </text:list-item>
      </text:list>
      <text:p text:style-name="P3"><text:soft-page-break/>– <text:span text:style-name="T7">Flooded lands</text:span></text:p>
      <text:list xml:id="list225616718442463" text:continue-list="list225618143414835" text:style-name="L2">
        <text:list-item>
          <text:p text:style-name="P8">Common folk (Ironlander)</text:p>
        </text:list-item>
        <text:list-item>
          <text:p text:style-name="P8">Mystic (Ironlander)</text:p>
        </text:list-item>
        <text:list-item>
          <text:p text:style-name="P8">Raider (Ironlander)</text:p>
        </text:list-item>
        <text:list-item>
          <text:p text:style-name="P8">Warrior (Ironlander)</text:p>
        </text:list-item>
        <text:list-item>
          <text:p text:style-name="P16">Broken (Ironlander)</text:p>
        </text:list-item>
        <text:list-item>
          <text:p text:style-name="P23">Swamp Primordial (Firstborn)</text:p>
        </text:list-item>
        <text:list-item>
          <text:p text:style-name="P23">Troll (Firstborn), shy creature</text:p>
        </text:list-item>
        <text:list-item>
          <text:p text:style-name="P23">Swamp Rat (Animal)</text:p>
        </text:list-item>
        <text:list-item>
          <text:p text:style-name="P23">Basilisk (Beast)</text:p>
        </text:list-item>
        <text:list-item>
          <text:p text:style-name="P23">Bonewalker (Horror)</text:p>
        </text:list-item>
        <text:list-item>
          <text:p text:style-name="P23">Chimera (Horror)</text:p>
        </text:list-item>
        <text:list-item>
          <text:p text:style-name="P23">Haunt (Horror)</text:p>
        </text:list-item>
        <text:list-item>
          <text:p text:style-name="P23">Iron Revenant (Horror)</text:p>
        </text:list-item>
        <text:list-item>
          <text:p text:style-name="P23">Sodden (Horror) Most common horror</text:p>
        </text:list-item>
      </text:list>
      <text:p text:style-name="P24"/>
      <text:p text:style-name="P24">– Havens</text:p>
      <text:list xml:id="list225617000406102" text:continue-numbering="true" text:style-name="L2">
        <text:list-item>
          <text:p text:style-name="P8">Common folk (Ironlander)</text:p>
        </text:list-item>
        <text:list-item>
          <text:p text:style-name="P8">Mystic (Ironlander)</text:p>
        </text:list-item>
        <text:list-item>
          <text:p text:style-name="P8">Raider (Ironlander)</text:p>
        </text:list-item>
        <text:list-item>
          <text:p text:style-name="P8">Warrior (Ironlander)</text:p>
        </text:list-item>
        <text:list-item>
          <text:p text:style-name="P16">Broken (Ironlander)</text:p>
        </text:list-item>
        <text:list-item>
          <text:p text:style-name="P23">Wind Primordial (Firstborn)</text:p>
        </text:list-item>
        <text:list-item>
          <text:p text:style-name="P23">Troll (Firstborn) rare creature</text:p>
        </text:list-item>
        <text:list-item>
          <text:p text:style-name="P23">Boar (Animal)</text:p>
        </text:list-item>
        <text:list-item>
          <text:p text:style-name="P23">Wolf (Animal)</text:p>
        </text:list-item>
        <text:list-item>
          <text:p text:style-name="P23">Elder Beast (Beast)</text:p>
        </text:list-item>
        <text:list-item>
          <text:p text:style-name="P23">Bonewalker (Horror)</text:p>
        </text:list-item>
        <text:list-item>
          <text:p text:style-name="P23">Chimera (Horror)</text:p>
        </text:list-item>
        <text:list-item>
          <text:p text:style-name="P23">Haunt (Horror)</text:p>
        </text:list-item>
        <text:list-item>
          <text:p text:style-name="P23">Iron Revenant (Horror)</text:p>
        </text:list-item>
      </text:list>
      <text:p text:style-name="P24"/>
      <text:p text:style-name="P25">– Hinterlands</text:p>
      <text:list xml:id="list225616651093777" text:continue-numbering="true" text:style-name="L2">
        <text:list-item>
          <text:p text:style-name="P9">Common folk (Ironlander)</text:p>
        </text:list-item>
        <text:list-item>
          <text:p text:style-name="P9">Mystic (Ironlander)</text:p>
        </text:list-item>
        <text:list-item>
          <text:p text:style-name="P14"><text:span text:style-name="T8">Hunter</text:span><text:span text:style-name="T4"> (Ironlander)</text:span></text:p>
        </text:list-item>
        <text:list-item>
          <text:p text:style-name="P9">Raider (Ironlander)</text:p>
        </text:list-item>
        <text:list-item>
          <text:p text:style-name="P9">Warrior (Ironlander)</text:p>
        </text:list-item>
        <text:list-item>
          <text:p text:style-name="P17">Broken (Ironlander)</text:p>
        </text:list-item>
        <text:list-item>
          <text:p text:style-name="P26">Elf (Firstborn)</text:p>
        </text:list-item>
        <text:list-item>
          <text:p text:style-name="P26">Wood Primordial (Firstborn)</text:p>
        </text:list-item>
        <text:list-item>
          <text:p text:style-name="P26">Trolls (Firstborn) shy creature</text:p>
        </text:list-item>
        <text:list-item>
          <text:p text:style-name="P26">Varou (Firstborn)</text:p>
        </text:list-item>
        <text:list-item>
          <text:p text:style-name="P26">Ash bear (Animal)</text:p>
        </text:list-item>
        <text:list-item>
          <text:p text:style-name="P26">Boar (Animal)</text:p>
        </text:list-item>
        <text:list-item>
          <text:p text:style-name="P26">Guant (Animal)</text:p>
        </text:list-item>
        <text:list-item>
          <text:p text:style-name="P26">Marsh Rat (Animal)</text:p>
        </text:list-item>
        <text:list-item>
          <text:p text:style-name="P26">Wolf (Animal)</text:p>
        </text:list-item>
        <text:list-item>
          <text:p text:style-name="P26">Elder Beast (Beast)</text:p>
        </text:list-item>
        <text:list-item>
          <text:p text:style-name="P26">Spider (Beast)</text:p>
        </text:list-item>
        <text:list-item>
          <text:p text:style-name="P26">Verdant Wyvern (Beast)</text:p>
        </text:list-item>
        <text:list-item>
          <text:p text:style-name="P26">Bonewalker (Horror)</text:p>
        </text:list-item>
        <text:list-item>
          <text:p text:style-name="P26"><text:soft-page-break/>Chimera (Horror)</text:p>
        </text:list-item>
        <text:list-item>
          <text:p text:style-name="P26">Haunt (Horror)</text:p>
        </text:list-item>
        <text:list-item>
          <text:p text:style-name="P26">Hollow (Horror)</text:p>
        </text:list-item>
        <text:list-item>
          <text:p text:style-name="P26">Iron Revenant (Horror)</text:p>
        </text:list-item>
      </text:list>
      <text:p text:style-name="P25"/>
      <text:p text:style-name="P25">– Tempest Hills</text:p>
      <text:list xml:id="list525502936" text:style-name="L4">
        <text:list-item>
          <text:p text:style-name="P10">Common folk (Ironlander)</text:p>
        </text:list-item>
        <text:list-item>
          <text:p text:style-name="P28"><text:span text:style-name="T4">Mystic (Ironlander)</text:span></text:p>
        </text:list-item>
        <text:list-item>
          <text:p text:style-name="P10">Raider (Ironlander)</text:p>
        </text:list-item>
        <text:list-item>
          <text:p text:style-name="P10">Warrior (Ironlander)</text:p>
        </text:list-item>
        <text:list-item>
          <text:p text:style-name="P27">Giant (Firstborn)</text:p>
        </text:list-item>
        <text:list-item>
          <text:p text:style-name="P27">Mountain Primordial (Firstborn)</text:p>
        </text:list-item>
        <text:list-item>
          <text:p text:style-name="P29">Wolf (Animal)</text:p>
        </text:list-item>
        <text:list-item>
          <text:p text:style-name="P29">Elder Beast (Beast) wolf only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21:32:46.633047872</meta:creation-date>
    <meta:editing-duration>PT1M8S</meta:editing-duration>
    <meta:editing-cycles>2</meta:editing-cycles>
    <meta:generator>LibreOffice/6.4.6.2$Linux_X86_64 LibreOffice_project/40$Build-2</meta:generator>
    <dc:date>2021-02-10T22:56:15.987830521</dc:date>
    <meta:document-statistic meta:table-count="0" meta:image-count="0" meta:object-count="0" meta:page-count="4" meta:paragraph-count="158" meta:word-count="622" meta:character-count="3956" meta:non-whitespace-character-count="3562"/>
  </office:meta>
</office:document-meta>
</file>